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lu Breite in micrometer</text:p>
          </table:table-cell>
          <table:table-cell office:value-type="string" calcext:value-type="string">
            <text:p>Impulszahl</text:p>
          </table:table-cell>
          <table:table-cell office:value-type="string" calcext:value-type="string">
            <text:p>Zeit in s</text:p>
          </table:table-cell>
          <table:table-cell/>
          <table:table-cell office:value-type="string" calcext:value-type="string">
            <text:p>Impuls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2]/[.C2]" office:value-type="float" office:value="9.69565217391304" calcext:value-type="float">
            <text:p>9,69565217391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3]/[.C3]" office:value-type="float" office:value="9.22314049586777" calcext:value-type="float">
            <text:p>9,223140495867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22" calcext:value-type="float">
            <text:p>1122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B4]/[.C4]" office:value-type="float" office:value="6.7185628742515" calcext:value-type="float">
            <text:p>6,71856287425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B5]/[.C5]" office:value-type="float" office:value="8.36567164179104" calcext:value-type="float">
            <text:p>8,365671641791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15" calcext:value-type="float">
            <text:p>111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B6]/[.C6]" office:value-type="float" office:value="6.79878048780488" calcext:value-type="float">
            <text:p>6,798780487804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40" calcext:value-type="float">
            <text:p>114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7]/[.C7]" office:value-type="float" office:value="7.30769230769231" calcext:value-type="float">
            <text:p>7,30769230769231</text:p>
          </table:table-cell>
        </table:table-row>
        <table:table-row table:style-name="ro1">
          <table:table-cell table:number-columns-repeated="4"/>
          <table:table-cell table:formula="of:=[.B8]/[.C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9]/[.C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10]/[.C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11]/[.C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12]/[.C12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42:02.779156966</meta:creation-date>
    <meta:generator>LibreOffice/6.0.2.1.0$Linux_X86_64 LibreOffice_project/00m0$Build-1</meta:generator>
    <dc:date>2018-05-07T16:01:57.827630565</dc:date>
    <meta:editing-duration>PT4M3S</meta:editing-duration>
    <meta:editing-cycles>2</meta:editing-cycles>
    <meta:document-statistic meta:table-count="1" meta:cell-count="33" meta:object-count="0"/>
  </office:meta>
</office:document-meta>
</file>